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1.4743in"/>
    </style:style>
    <style:style style:name="Table1.B" style:family="table-column">
      <style:table-column-properties style:column-width="0.784in"/>
    </style:style>
    <style:style style:name="Table1.C" style:family="table-column">
      <style:table-column-properties style:column-width="2.141in"/>
    </style:style>
    <style:style style:name="Table1.D" style:family="table-column">
      <style:table-column-properties style:column-width="2.2938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1.3215in"/>
    </style:style>
    <style:style style:name="Table2.B" style:family="table-column">
      <style:table-column-properties style:column-width="3.8403in"/>
    </style:style>
    <style:style style:name="Table2.C" style:family="table-column">
      <style:table-column-properties style:column-width="1.5313in"/>
    </style:style>
    <style:style style:name="Table2.A1" style:family="table-cell">
      <style:table-cell-properties style:vertical-align="middle" fo:padding="0.0194in" fo:border="none"/>
    </style:style>
    <style:style style:name="P1" style:family="paragraph" style:parent-style-name="Preformatted_20_Text">
      <style:paragraph-properties fo:margin-top="0in" fo:margin-bottom="0.1965in" style:contextual-spacing="false"/>
    </style:style>
    <style:style style:name="P2" style:family="paragraph" style:parent-style-name="Standard">
      <style:text-properties officeooo:paragraph-rsid="0004d8da"/>
    </style:style>
    <style:style style:name="P3" style:family="paragraph" style:parent-style-name="Text_20_body" style:list-style-name="L1"/>
    <style:style style:name="P4" style:family="paragraph" style:parent-style-name="Text_20_body" style:list-style-name="L1">
      <style:paragraph-properties fo:margin-top="0in" fo:margin-bottom="0in" style:contextual-spacing="false"/>
    </style:style>
    <style:style style:name="P5" style:family="paragraph" style:parent-style-name="Text_20_body" style:list-style-name="L2"/>
    <style:style style:name="P6" style:family="paragraph" style:parent-style-name="Text_20_body" style:list-style-name="L2">
      <style:paragraph-properties fo:margin-top="0in" fo:margin-bottom="0in" style:contextual-spacing="false"/>
    </style:style>
    <style:style style:name="P7" style:family="paragraph" style:parent-style-name="Text_20_body" style:list-style-name="L3"/>
    <style:style style:name="P8" style:family="paragraph" style:parent-style-name="Text_20_body" style:list-style-name="L3">
      <style:paragraph-properties fo:margin-top="0in" fo:margin-bottom="0in" style:contextual-spacing="false"/>
    </style:style>
    <style:style style:name="P9" style:family="paragraph" style:parent-style-name="Text_20_body" style:list-style-name="L4"/>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style style:name="P12" style:family="paragraph" style:parent-style-name="Text_20_body" style:list-style-name="L5">
      <style:paragraph-properties fo:margin-top="0in" fo:margin-bottom="0in" style:contextual-spacing="false"/>
    </style:style>
    <style:style style:name="P13" style:family="paragraph" style:parent-style-name="Text_20_body" style:list-style-name="L6"/>
    <style:style style:name="P14" style:family="paragraph" style:parent-style-name="Text_20_body" style:list-style-name="L6">
      <style:paragraph-properties fo:margin-top="0in" fo:margin-bottom="0in" style:contextual-spacing="false"/>
    </style:style>
    <style:style style:name="P15" style:family="paragraph" style:parent-style-name="Text_20_body" style:list-style-name="L7"/>
    <style:style style:name="P16" style:family="paragraph" style:parent-style-name="Text_20_body" style:list-style-name="L7">
      <style:paragraph-properties fo:margin-top="0in" fo:margin-bottom="0in" style:contextual-spacing="false"/>
    </style:style>
    <style:style style:name="P17" style:family="paragraph" style:parent-style-name="Text_20_body" style:list-style-name="L8"/>
    <style:style style:name="P18" style:family="paragraph" style:parent-style-name="Text_20_body" style:list-style-name="L8">
      <style:paragraph-properties fo:margin-top="0in" fo:margin-bottom="0in" style:contextual-spacing="false"/>
    </style:style>
    <style:style style:name="P19" style:family="paragraph" style:parent-style-name="Text_20_body" style:list-style-name="L9"/>
    <style:style style:name="P20" style:family="paragraph" style:parent-style-name="Text_20_body" style:list-style-name="L9">
      <style:paragraph-properties fo:margin-top="0in" fo:margin-bottom="0in" style:contextual-spacing="false"/>
    </style:style>
    <style:style style:name="P21" style:family="paragraph" style:parent-style-name="Text_20_body" style:list-style-name="L10"/>
    <style:style style:name="P22" style:family="paragraph" style:parent-style-name="Text_20_body" style:list-style-name="L10">
      <style:paragraph-properties fo:margin-top="0in" fo:margin-bottom="0in" style:contextual-spacing="false"/>
    </style:style>
    <style:style style:name="P23" style:family="paragraph" style:parent-style-name="Text_20_body" style:list-style-name="L11"/>
    <style:style style:name="P24" style:family="paragraph" style:parent-style-name="Text_20_body" style:list-style-name="L11">
      <style:paragraph-properties fo:margin-top="0in" fo:margin-bottom="0in" style:contextual-spacing="false"/>
    </style:style>
    <style:style style:name="P25" style:family="paragraph" style:parent-style-name="Text_20_body" style:list-style-name="L12"/>
    <style:style style:name="T1" style:family="text">
      <style:text-properties officeooo:rsid="0004d8da"/>
    </style:style>
    <style:style style:name="T2" style:family="text"/>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ocumentation du Module Terraform GCP Redis (Cloud Memorystore)</text:h>
      <text:h text:style-name="Heading_20_2" text:outline-level="2">Table des Matières</text:h>
      <text:list xml:id="list4132064035" text:style-name="L1">
        <text:list-item>
          <text:p text:style-name="P4"><text:a xlink:type="simple" xlink:href="#introduction" text:style-name="Internet_20_link" text:visited-style-name="Visited_20_Internet_20_Link">Introduction</text:a> </text:p>
        </text:list-item>
        <text:list-item>
          <text:p text:style-name="P4"><text:a xlink:type="simple" xlink:href="#objectifs-et-fonctionnalit%C3%A9s" text:style-name="Internet_20_link" text:visited-style-name="Visited_20_Internet_20_Link">Objectifs et Fonctionnalités</text:a> </text:p>
        </text:list-item>
        <text:list-item>
          <text:p text:style-name="P4"><text:a xlink:type="simple" xlink:href="#architecture-et-concepts-cl%C3%A9s" text:style-name="Internet_20_link" text:visited-style-name="Visited_20_Internet_20_Link">Architecture et Concepts Clés</text:a> </text:p>
        </text:list-item>
        <text:list-item>
          <text:p text:style-name="P4"><text:a xlink:type="simple" xlink:href="#pr%C3%A9requis-et-configuration" text:style-name="Internet_20_link" text:visited-style-name="Visited_20_Internet_20_Link">Prérequis et Configuration</text:a> </text:p>
        </text:list-item>
        <text:list-item>
          <text:p text:style-name="P4"><text:a xlink:type="simple" xlink:href="#variables-et-param%C3%A8tres" text:style-name="Internet_20_link" text:visited-style-name="Visited_20_Internet_20_Link">Variables et Paramètres</text:a> </text:p>
        </text:list-item>
        <text:list-item>
          <text:p text:style-name="P4"><text:a xlink:type="simple" xlink:href="#maintenance-persistance-s%C3%A9curit%C3%A9-et-encryption" text:style-name="Internet_20_link" text:visited-style-name="Visited_20_Internet_20_Link">Maintenance, Persistance, Sécurité et Encryption</text:a> </text:p>
        </text:list-item>
        <text:list-item>
          <text:p text:style-name="P4"><text:a xlink:type="simple" xlink:href="#exemple-dutilisation" text:style-name="Internet_20_link" text:visited-style-name="Visited_20_Internet_20_Link">Exemple d’Utilisation</text:a> </text:p>
        </text:list-item>
        <text:list-item>
          <text:p text:style-name="P4"><text:a xlink:type="simple" xlink:href="#bonnes-pratiques-et-recommandations" text:style-name="Internet_20_link" text:visited-style-name="Visited_20_Internet_20_Link">Bonnes Pratiques et Recommandations</text:a> </text:p>
        </text:list-item>
        <text:list-item>
          <text:p text:style-name="P4"><text:a xlink:type="simple" xlink:href="#d%C3%A9pannage-troubleshooting" text:style-name="Internet_20_link" text:visited-style-name="Visited_20_Internet_20_Link">Dépannage (Troubleshooting)</text:a> </text:p>
        </text:list-item>
        <text:list-item>
          <text:p text:style-name="P3"><text:a xlink:type="simple" xlink:href="#r%C3%A9f%C3%A9rences" text:style-name="Internet_20_link" text:visited-style-name="Visited_20_Internet_20_Link">Références</text:a> </text:p>
        </text:list-item>
      </text:list>
      <text:p text:style-name="Horizontal_20_Line"/>
      <text:h text:style-name="Heading_20_2" text:outline-level="2">1. Introduction</text:h>
      <text:p text:style-name="Text_20_body">Ce module Terraform permet de déployer et de configurer automatiquement un service <text:span text:style-name="Strong_20_Emphasis">Cloud Memorystore for Redis</text:span> sur Google Cloud Platform (GCP). Il gère :</text:p>
      <text:list xml:id="list3830861512" text:style-name="L2">
        <text:list-item>
          <text:p text:style-name="P6">La création et la configuration de l’instance Redis (tier BASIC ou STANDARD_HA). </text:p>
        </text:list-item>
        <text:list-item>
          <text:p text:style-name="P6">L’activation de la persistance (RDB Snapshots), si nécessaire. </text:p>
        </text:list-item>
        <text:list-item>
          <text:p text:style-name="P6">La configuration de la fenêtre de maintenance. </text:p>
        </text:list-item>
        <text:list-item>
          <text:p text:style-name="P6">La gestion des accès réseau (VPC, firewall interne). </text:p>
        </text:list-item>
        <text:list-item>
          <text:p text:style-name="P5">La configuration optionnelle d’une clé KMS pour le chiffrement des données au repos (CMEK). </text:p>
        </text:list-item>
      </text:list>
      <text:p text:style-name="Text_20_body">Grâce à ce module, vous pouvez automatiser la mise en place de Redis de manière reproductible, évolutive et sécurisée.</text:p>
      <text:p text:style-name="Horizontal_20_Line"/>
      <text:h text:style-name="Heading_20_2" text:outline-level="2">2. Objectifs et Fonctionnalités</text:h>
      <text:list xml:id="list1589438540" text:style-name="L3">
        <text:list-item>
          <text:p text:style-name="P7"><text:span text:style-name="Strong_20_Emphasis">Création d’une instance Redis</text:span> :</text:p>
          <text:list>
            <text:list-item>
              <text:p text:style-name="P8">Tier BASIC (instance unique) ou STANDARD_HA (haute disponibilité). </text:p>
            </text:list-item>
            <text:list-item>
              <text:p text:style-name="P8">Choix de la mémoire, de la version Redis, de la configuration interne (redis_configs). </text:p>
            </text:list-item>
          </text:list>
        </text:list-item>
        <text:list-item>
          <text:p text:style-name="P7"><text:span text:style-name="Strong_20_Emphasis">Réseau et connectivité</text:span> :</text:p>
          <text:list>
            <text:list-item>
              <text:p text:style-name="P8">Possibilité de spécifier un VPC dédié (<text:span text:style-name="Source_20_Text">authorized_network</text:span>). </text:p>
            </text:list-item>
            <text:list-item>
              <text:p text:style-name="P8">Choix du mode de connectivité (<text:span text:style-name="Source_20_Text">DIRECT_PEERING</text:span> ou <text:span text:style-name="Source_20_Text">PRIVATE_SERVICE_ACCESS</text:span>). </text:p>
            </text:list-item>
            <text:list-item>
              <text:p text:style-name="P8">Configuration optionnelle d’une règle firewall pour le trafic Redis (port 6379). </text:p>
            </text:list-item>
          </text:list>
        </text:list-item>
        <text:list-item>
          <text:p text:style-name="P7"><text:soft-page-break/><text:span text:style-name="Strong_20_Emphasis">Maintenance et patching</text:span> :</text:p>
          <text:list>
            <text:list-item>
              <text:p text:style-name="P8">Définition d’une fenêtre de maintenance hebdomadaire (jour + heure/minute). </text:p>
            </text:list-item>
          </text:list>
        </text:list-item>
        <text:list-item>
          <text:p text:style-name="P7"><text:span text:style-name="Strong_20_Emphasis">Persistance (RDB Snapshots)</text:span> :</text:p>
          <text:list>
            <text:list-item>
              <text:p text:style-name="P8">Désactivée par défaut ou déclenchée à intervalles réguliers (1 heure, 6 heures, etc.). </text:p>
            </text:list-item>
          </text:list>
        </text:list-item>
        <text:list-item>
          <text:p text:style-name="P7"><text:span text:style-name="Strong_20_Emphasis">Sécurité</text:span> :</text:p>
          <text:list>
            <text:list-item>
              <text:p text:style-name="P8"><text:span text:style-name="Strong_20_Emphasis">Encryption in transit</text:span> avec <text:span text:style-name="Source_20_Text">SERVER_AUTHENTICATION</text:span> ou <text:span text:style-name="Source_20_Text">DISABLED</text:span>. </text:p>
            </text:list-item>
            <text:list-item>
              <text:p text:style-name="P8"><text:span text:style-name="Strong_20_Emphasis">Encryption at rest</text:span> : </text:p>
              <text:list>
                <text:list-item>
                  <text:p text:style-name="P8">Par défaut, Google-managed encryption (DEK). </text:p>
                </text:list-item>
                <text:list-item>
                  <text:p text:style-name="P8">Optionnellement, <text:span text:style-name="Strong_20_Emphasis">CMEK</text:span> (Customer-Managed Encryption Key) via Cloud KMS. </text:p>
                </text:list-item>
              </text:list>
            </text:list-item>
          </text:list>
        </text:list-item>
        <text:list-item>
          <text:p text:style-name="P7"><text:span text:style-name="Strong_20_Emphasis">Réplicas en lecture</text:span> (uniquement en STANDARD_HA) :</text:p>
          <text:list>
            <text:list-item>
              <text:p text:style-name="P7">Activation possible via <text:span text:style-name="Source_20_Text">read_replicas_mode</text:span> et <text:span text:style-name="Source_20_Text">replica_count</text:span>. </text:p>
            </text:list-item>
          </text:list>
        </text:list-item>
      </text:list>
      <text:p text:style-name="Horizontal_20_Line"/>
      <text:h text:style-name="Heading_20_2" text:outline-level="2">3. Architecture et Concepts Clés</text:h>
      <text:h text:style-name="Heading_20_3" text:outline-level="3">3.1. Architecture Générale</text:h>
      <text:list xml:id="list3831693636" text:style-name="L4">
        <text:list-item>
          <text:p text:style-name="P9"><text:span text:style-name="Strong_20_Emphasis">Module Terraform</text:span> :</text:p>
          <text:list>
            <text:list-item>
              <text:p text:style-name="P10">Déploie un <text:span text:style-name="Source_20_Text">google_redis_instance</text:span> sur GCP. </text:p>
            </text:list-item>
            <text:list-item>
              <text:p text:style-name="P10">Optionnellement, crée une ressource <text:span text:style-name="Source_20_Text">google_compute_firewall</text:span> pour autoriser le trafic interne sur le port 6379. </text:p>
            </text:list-item>
          </text:list>
        </text:list-item>
        <text:list-item>
          <text:p text:style-name="P9"><text:span text:style-name="Strong_20_Emphasis">VPC</text:span> :</text:p>
          <text:list>
            <text:list-item>
              <text:p text:style-name="P10">L’instance Redis réside dans un réseau VPC privé (autorisé par <text:span text:style-name="Source_20_Text">authorized_network</text:span>). </text:p>
            </text:list-item>
            <text:list-item>
              <text:p text:style-name="P10">Pas d’accès public : la connexion se fait depuis des machines ou services au sein du même VPC ou via peering. </text:p>
            </text:list-item>
          </text:list>
        </text:list-item>
        <text:list-item>
          <text:p text:style-name="P9"><text:span text:style-name="Strong_20_Emphasis">Maintenance Policy</text:span> :</text:p>
          <text:list>
            <text:list-item>
              <text:p text:style-name="P10">GCP applique automatiquement ses mises à jour ou patches lors de la fenêtre définie (jour et heure). </text:p>
            </text:list-item>
          </text:list>
        </text:list-item>
        <text:list-item>
          <text:p text:style-name="P9"><text:span text:style-name="Strong_20_Emphasis">Persistance RDB</text:span> :</text:p>
          <text:list>
            <text:list-item>
              <text:p text:style-name="P10">Les snapshots sont sauvegardés selon une périodicité définie (1h, 6h, etc.). </text:p>
            </text:list-item>
            <text:list-item>
              <text:p text:style-name="P9">Les données sont stockées sur l’infrastructure Google (avec un chiffrement par défaut ou CMEK). </text:p>
            </text:list-item>
          </text:list>
        </text:list-item>
      </text:list>
      <text:h text:style-name="Heading_20_3" text:outline-level="3">3.2. Concepts Clés</text:h>
      <text:list xml:id="list2333840142" text:style-name="L5">
        <text:list-item>
          <text:p text:style-name="P11"><text:span text:style-name="Strong_20_Emphasis">Tier BASIC vs STANDARD_HA</text:span> :</text:p>
          <text:list>
            <text:list-item>
              <text:p text:style-name="P12">BASIC : instance unique sans haute disponibilité. </text:p>
            </text:list-item>
            <text:list-item>
              <text:p text:style-name="P12">STANDARD_HA : réplique en mode failover automatique, plus robuste, surtout en production. </text:p>
            </text:list-item>
          </text:list>
        </text:list-item>
        <text:list-item>
          <text:p text:style-name="P11"><text:span text:style-name="Strong_20_Emphasis">Encryption in Transit</text:span> :</text:p>
          <text:list>
            <text:list-item>
              <text:p text:style-name="P12"><text:soft-page-break/><text:span text:style-name="Source_20_Text">SERVER_AUTHENTICATION</text:span> : active le chiffrement TLS lors de la connexion (clients doivent supporter TLS). </text:p>
            </text:list-item>
            <text:list-item>
              <text:p text:style-name="P12"><text:span text:style-name="Source_20_Text">DISABLED</text:span> : pas de chiffrement en transit (intraflot VPC protégé par défaut). </text:p>
            </text:list-item>
          </text:list>
        </text:list-item>
        <text:list-item>
          <text:p text:style-name="P11"><text:span text:style-name="Strong_20_Emphasis">Chiffrement au Repos (At Rest)</text:span> :</text:p>
          <text:list>
            <text:list-item>
              <text:p text:style-name="P12"><text:span text:style-name="Strong_20_Emphasis">DEK par défaut</text:span> (Google-managed). </text:p>
            </text:list-item>
            <text:list-item>
              <text:p text:style-name="P12"><text:span text:style-name="Strong_20_Emphasis">CMEK</text:span> (Customer-Managed Encryption Key) : clé KMS gérée par l’utilisateur, offrant plus de contrôle (révocation, rotation). </text:p>
            </text:list-item>
          </text:list>
        </text:list-item>
        <text:list-item>
          <text:p text:style-name="P11"><text:span text:style-name="Strong_20_Emphasis">Firewall</text:span> :</text:p>
          <text:list>
            <text:list-item>
              <text:p text:style-name="P12">Contrôle l’accès réseau sur le port 6379. </text:p>
            </text:list-item>
            <text:list-item>
              <text:p text:style-name="P11">Fonctionne comme un “security group” en environnement GCP (règle <text:span text:style-name="Source_20_Text">google_compute_firewall</text:span>). </text:p>
            </text:list-item>
          </text:list>
        </text:list-item>
      </text:list>
      <text:p text:style-name="Horizontal_20_Line"/>
      <text:h text:style-name="Heading_20_2" text:outline-level="2">4. Prérequis et Configuration</text:h>
      <text:list xml:id="list2771479391" text:style-name="L6">
        <text:list-item>
          <text:p text:style-name="P13"><text:span text:style-name="Strong_20_Emphasis">Comptes et rôles GCP</text:span> :</text:p>
          <text:list>
            <text:list-item>
              <text:p text:style-name="P14">Avoir un projet GCP actif. </text:p>
            </text:list-item>
            <text:list-item>
              <text:p text:style-name="P14">Disposer des rôles nécessaires (ex: <text:span text:style-name="Source_20_Text">roles/redis.admin</text:span>, <text:span text:style-name="Source_20_Text">roles/compute.networkAdmin</text:span>, <text:span text:style-name="Source_20_Text">roles/compute.securityAdmin</text:span>, etc.). </text:p>
            </text:list-item>
          </text:list>
        </text:list-item>
        <text:list-item>
          <text:p text:style-name="P13"><text:span text:style-name="Strong_20_Emphasis">Terraform</text:span> :</text:p>
          <text:list>
            <text:list-item>
              <text:p text:style-name="P14">Avoir Terraform version 1.x (de préférence &gt;= 1.3). </text:p>
            </text:list-item>
            <text:list-item>
              <text:p text:style-name="P14">Installer le Provider Google : <text:span text:style-name="Source_20_Text">terraform init</text:span> gérera ce point automatiquement. </text:p>
            </text:list-item>
          </text:list>
        </text:list-item>
        <text:list-item>
          <text:p text:style-name="P13"><text:span text:style-name="Strong_20_Emphasis">API GCP</text:span> :</text:p>
          <text:list>
            <text:list-item>
              <text:p text:style-name="P14">Activer l’API Cloud Memorystore for Redis : <text:span text:style-name="Source_20_Text">gcloud services enable redis.googleapis.com</text:span>. </text:p>
            </text:list-item>
            <text:list-item>
              <text:p text:style-name="P14">Si firewall activé : s’assurer que l’API <text:span text:style-name="Source_20_Text">compute.googleapis.com</text:span> est également activée. </text:p>
            </text:list-item>
          </text:list>
        </text:list-item>
        <text:list-item>
          <text:p text:style-name="P13"><text:span text:style-name="Strong_20_Emphasis">Service Account (optionnel)</text:span> :</text:p>
          <text:list>
            <text:list-item>
              <text:p text:style-name="P14">Si vous utilisez un compte de service et un fichier de clés JSON, préciser le chemin dans <text:span text:style-name="Source_20_Text">credentials</text:span>. </text:p>
            </text:list-item>
            <text:list-item>
              <text:p text:style-name="P14">Le service account doit avoir les permissions pour créer/modifier des instances Redis, VPC, etc. </text:p>
            </text:list-item>
          </text:list>
        </text:list-item>
        <text:list-item>
          <text:p text:style-name="P13"><text:span text:style-name="Strong_20_Emphasis">Pour CMEK</text:span> (facultatif) :</text:p>
          <text:list>
            <text:list-item>
              <text:p text:style-name="P14">Créer une clé KMS dans un key ring (ex: <text:span text:style-name="Source_20_Text">projects/&lt;proj&gt;/locations/&lt;region&gt;/keyRings/&lt;ring&gt;/cryptoKeys/&lt;key&gt;</text:span>). </text:p>
            </text:list-item>
            <text:list-item>
              <text:p text:style-name="P13">Accorder l’accès <text:span text:style-name="Source_20_Text">roles/cloudkms.cryptoKeyEncrypterDecrypter</text:span> au service account Redis (souvent <text:span text:style-name="Source_20_Text">service-&lt;PROJECT_NUMBER&gt;@cloud-redis.iam.gserviceaccount.com</text:span>, ou le compte par défaut du projet). </text:p>
            </text:list-item>
          </text:list>
        </text:list-item>
      </text:list>
      <text:p text:style-name="Horizontal_20_Line"/>
      <text:h text:style-name="Heading_20_2" text:outline-level="2"><text:soft-page-break/>5. Variables et Paramètres</text:h>
      <text:p text:style-name="Text_20_body">Vous trouverez ci-dessous une vue d’ensemble des variables principales (cf. <text:span text:style-name="Source_20_Text">variables.tf</text:span> complet dans le module) :</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Variable</text:p>
            </table:table-cell>
            <table:table-cell table:style-name="Table1.A1" office:value-type="string">
              <text:p text:style-name="Table_20_Heading">Type</text:p>
            </table:table-cell>
            <table:table-cell table:style-name="Table1.A1" office:value-type="string">
              <text:p text:style-name="Table_20_Heading">Par défaut</text:p>
            </table:table-cell>
            <table:table-cell table:style-name="Table1.A1" office:value-type="string">
              <text:p text:style-name="Table_20_Heading">Description</text:p>
            </table:table-cell>
          </table:table-row>
        </table:table-header-rows>
        <table:table-row>
          <table:table-cell table:style-name="Table1.A1" office:value-type="string">
            <text:p text:style-name="Table_20_Contents"><text:span text:style-name="Source_20_Text">project_id</text:span></text:p>
          </table:table-cell>
          <table:table-cell table:style-name="Table1.A1" office:value-type="string">
            <text:p text:style-name="Table_20_Contents"><text:span text:style-name="Source_20_Text">string</text:span></text:p>
          </table:table-cell>
          <table:table-cell table:style-name="Table1.A1" office:value-type="string">
            <text:p text:style-name="Table_20_Contents">- (obligatoire)</text:p>
          </table:table-cell>
          <table:table-cell table:style-name="Table1.A1" office:value-type="string">
            <text:p text:style-name="Table_20_Contents">ID du projet GCP</text:p>
          </table:table-cell>
        </table:table-row>
        <table:table-row>
          <table:table-cell table:style-name="Table1.A1" office:value-type="string">
            <text:p text:style-name="Table_20_Contents"><text:span text:style-name="Source_20_Text">region</text:span></text:p>
          </table:table-cell>
          <table:table-cell table:style-name="Table1.A1" office:value-type="string">
            <text:p text:style-name="Table_20_Contents"><text:span text:style-name="Source_20_Text">string</text:span></text:p>
          </table:table-cell>
          <table:table-cell table:style-name="Table1.A1" office:value-type="string">
            <text:p text:style-name="Table_20_Contents">- (obligatoire)</text:p>
          </table:table-cell>
          <table:table-cell table:style-name="Table1.A1" office:value-type="string">
            <text:p text:style-name="Table_20_Contents">Région GCP (ex: <text:span text:style-name="Source_20_Text">us-central1</text:span>)</text:p>
          </table:table-cell>
        </table:table-row>
        <table:table-row>
          <table:table-cell table:style-name="Table1.A1" office:value-type="string">
            <text:p text:style-name="Table_20_Contents"><text:span text:style-name="Source_20_Text">name</text:span></text:p>
          </table:table-cell>
          <table:table-cell table:style-name="Table1.A1" office:value-type="string">
            <text:p text:style-name="Table_20_Contents"><text:span text:style-name="Source_20_Text">string</text:span></text:p>
          </table:table-cell>
          <table:table-cell table:style-name="Table1.A1" office:value-type="string">
            <text:p text:style-name="Table_20_Contents">- (obligatoire)</text:p>
          </table:table-cell>
          <table:table-cell table:style-name="Table1.A1" office:value-type="string">
            <text:p text:style-name="Table_20_Contents">Nom unique de l’instance Redis</text:p>
          </table:table-cell>
        </table:table-row>
        <table:table-row>
          <table:table-cell table:style-name="Table1.A1" office:value-type="string">
            <text:p text:style-name="Table_20_Contents"><text:span text:style-name="Source_20_Text">tier</text:span></text:p>
          </table:table-cell>
          <table:table-cell table:style-name="Table1.A1" office:value-type="string">
            <text:p text:style-name="Table_20_Contents"><text:span text:style-name="Source_20_Text">string</text:span></text:p>
          </table:table-cell>
          <table:table-cell table:style-name="Table1.A1" office:value-type="string">
            <text:p text:style-name="Table_20_Contents"><text:span text:style-name="Source_20_Text">"BASIC"</text:span></text:p>
          </table:table-cell>
          <table:table-cell table:style-name="Table1.A1" office:value-type="string">
            <text:p text:style-name="Table_20_Contents">Niveau de service (<text:span text:style-name="Source_20_Text">BASIC</text:span> ou <text:span text:style-name="Source_20_Text">STANDARD_HA</text:span>)</text:p>
          </table:table-cell>
        </table:table-row>
        <table:table-row>
          <table:table-cell table:style-name="Table1.A1" office:value-type="string">
            <text:p text:style-name="Table_20_Contents"><text:span text:style-name="Source_20_Text">memory_size_gb</text:span></text:p>
          </table:table-cell>
          <table:table-cell table:style-name="Table1.A1" office:value-type="string">
            <text:p text:style-name="Table_20_Contents"><text:span text:style-name="Source_20_Text">number</text:span></text:p>
          </table:table-cell>
          <table:table-cell table:style-name="Table1.A1" office:value-type="string">
            <text:p text:style-name="Table_20_Contents"><text:span text:style-name="Source_20_Text">1</text:span></text:p>
          </table:table-cell>
          <table:table-cell table:style-name="Table1.A1" office:value-type="string">
            <text:p text:style-name="Table_20_Contents">Taille mémoire en Go</text:p>
          </table:table-cell>
        </table:table-row>
        <table:table-row>
          <table:table-cell table:style-name="Table1.A1" office:value-type="string">
            <text:p text:style-name="Table_20_Contents"><text:span text:style-name="Source_20_Text">redis_version</text:span></text:p>
          </table:table-cell>
          <table:table-cell table:style-name="Table1.A1" office:value-type="string">
            <text:p text:style-name="Table_20_Contents"><text:span text:style-name="Source_20_Text">string</text:span></text:p>
          </table:table-cell>
          <table:table-cell table:style-name="Table1.A1" office:value-type="string">
            <text:p text:style-name="Table_20_Contents"><text:span text:style-name="Source_20_Text">"REDIS_6_X"</text:span></text:p>
          </table:table-cell>
          <table:table-cell table:style-name="Table1.A1" office:value-type="string">
            <text:p text:style-name="Table_20_Contents">Version Redis (ex: <text:span text:style-name="Source_20_Text">REDIS_5_0</text:span>)</text:p>
          </table:table-cell>
        </table:table-row>
        <table:table-row>
          <table:table-cell table:style-name="Table1.A1" office:value-type="string">
            <text:p text:style-name="Table_20_Contents"><text:span text:style-name="Source_20_Text">redis_configs</text:span></text:p>
          </table:table-cell>
          <table:table-cell table:style-name="Table1.A1" office:value-type="string">
            <text:p text:style-name="Table_20_Contents"><text:span text:style-name="Source_20_Text">map(string)</text:span></text:p>
          </table:table-cell>
          <table:table-cell table:style-name="Table1.A1" office:value-type="string">
            <text:p text:style-name="Table_20_Contents"><text:span text:style-name="Source_20_Text">{}</text:span></text:p>
          </table:table-cell>
          <table:table-cell table:style-name="Table1.A1" office:value-type="string">
            <text:p text:style-name="Table_20_Contents">Clés/valeurs de configuration Redis</text:p>
          </table:table-cell>
        </table:table-row>
        <table:table-row>
          <table:table-cell table:style-name="Table1.A1" office:value-type="string">
            <text:p text:style-name="Table_20_Contents"><text:span text:style-name="Source_20_Text">authorized_network</text:span></text:p>
          </table:table-cell>
          <table:table-cell table:style-name="Table1.A1" office:value-type="string">
            <text:p text:style-name="Table_20_Contents"><text:span text:style-name="Source_20_Text">string | null</text:span></text:p>
          </table:table-cell>
          <table:table-cell table:style-name="Table1.A1" office:value-type="string">
            <text:p text:style-name="Table_20_Contents"><text:span text:style-name="Source_20_Text">null</text:span></text:p>
          </table:table-cell>
          <table:table-cell table:style-name="Table1.A1" office:value-type="string">
            <text:p text:style-name="Table_20_Contents">Réseau VPC (ex: <text:span text:style-name="Source_20_Text">projects/myproj/global/networks/default</text:span>)</text:p>
          </table:table-cell>
        </table:table-row>
        <table:table-row>
          <table:table-cell table:style-name="Table1.A1" office:value-type="string">
            <text:p text:style-name="Table_20_Contents"><text:span text:style-name="Source_20_Text">reserved_ip_range</text:span></text:p>
          </table:table-cell>
          <table:table-cell table:style-name="Table1.A1" office:value-type="string">
            <text:p text:style-name="Table_20_Contents"><text:span text:style-name="Source_20_Text">string | null</text:span></text:p>
          </table:table-cell>
          <table:table-cell table:style-name="Table1.A1" office:value-type="string">
            <text:p text:style-name="Table_20_Contents"><text:span text:style-name="Source_20_Text">null</text:span></text:p>
          </table:table-cell>
          <table:table-cell table:style-name="Table1.A1" office:value-type="string">
            <text:p text:style-name="Table_20_Contents">CIDR réservé (ex: <text:span text:style-name="Source_20_Text">10.0.0.0/29</text:span>)</text:p>
          </table:table-cell>
        </table:table-row>
        <table:table-row>
          <table:table-cell table:style-name="Table1.A1" office:value-type="string">
            <text:p text:style-name="Table_20_Contents"><text:span text:style-name="Source_20_Text">connect_mode</text:span></text:p>
          </table:table-cell>
          <table:table-cell table:style-name="Table1.A1" office:value-type="string">
            <text:p text:style-name="Table_20_Contents"><text:span text:style-name="Source_20_Text">string</text:span></text:p>
          </table:table-cell>
          <table:table-cell table:style-name="Table1.A1" office:value-type="string">
            <text:p text:style-name="Table_20_Contents"><text:span text:style-name="Source_20_Text">"DIRECT_PEERING"</text:span></text:p>
          </table:table-cell>
          <table:table-cell table:style-name="Table1.A1" office:value-type="string">
            <text:p text:style-name="Table_20_Contents"><text:span text:style-name="Source_20_Text">DIRECT_PEERING</text:span> ou <text:span text:style-name="Source_20_Text">PRIVATE_SERVICE_ACCESS</text:span></text:p>
          </table:table-cell>
        </table:table-row>
        <table:table-row>
          <table:table-cell table:style-name="Table1.A1" office:value-type="string">
            <text:p text:style-name="Table_20_Contents"><text:span text:style-name="Source_20_Text">transit_encryption_mode</text:span></text:p>
          </table:table-cell>
          <table:table-cell table:style-name="Table1.A1" office:value-type="string">
            <text:p text:style-name="Table_20_Contents"><text:span text:style-name="Source_20_Text">string</text:span></text:p>
          </table:table-cell>
          <table:table-cell table:style-name="Table1.A1" office:value-type="string">
            <text:p text:style-name="Table_20_Contents"><text:span text:style-name="Source_20_Text">"DISABLED"</text:span></text:p>
          </table:table-cell>
          <table:table-cell table:style-name="Table1.A1" office:value-type="string">
            <text:p text:style-name="Table_20_Contents"><text:span text:style-name="Source_20_Text">SERVER_AUTHENTICATION</text:span> ou <text:span text:style-name="Source_20_Text">DISABLED</text:span></text:p>
          </table:table-cell>
        </table:table-row>
        <table:table-row>
          <table:table-cell table:style-name="Table1.A1" office:value-type="string">
            <text:p text:style-name="Table_20_Contents"><text:span text:style-name="Source_20_Text">auth_enabled</text:span></text:p>
          </table:table-cell>
          <table:table-cell table:style-name="Table1.A1" office:value-type="string">
            <text:p text:style-name="Table_20_Contents"><text:span text:style-name="Source_20_Text">bool</text:span></text:p>
          </table:table-cell>
          <table:table-cell table:style-name="Table1.A1" office:value-type="string">
            <text:p text:style-name="Table_20_Contents"><text:span text:style-name="Source_20_Text">false</text:span></text:p>
          </table:table-cell>
          <table:table-cell table:style-name="Table1.A1" office:value-type="string">
            <text:p text:style-name="Table_20_Contents">Active l’auth Redis (&gt;=5.0)</text:p>
          </table:table-cell>
        </table:table-row>
        <table:table-row>
          <table:table-cell table:style-name="Table1.A1" office:value-type="string">
            <text:p text:style-name="Table_20_Contents"><text:span text:style-name="Source_20_Text">read_replicas_mode</text:span></text:p>
          </table:table-cell>
          <table:table-cell table:style-name="Table1.A1" office:value-type="string">
            <text:p text:style-name="Table_20_Contents"><text:span text:style-name="Source_20_Text">string</text:span></text:p>
          </table:table-cell>
          <table:table-cell table:style-name="Table1.A1" office:value-type="string">
            <text:p text:style-name="Table_20_Contents"><text:span text:style-name="Source_20_Text">"READ_REPLICAS_DISABLED"</text:span></text:p>
          </table:table-cell>
          <table:table-cell table:style-name="Table1.A1" office:value-type="string">
            <text:p text:style-name="Table_20_Contents">Active les réplicas en lecture si <text:span text:style-name="Source_20_Text">READ_REPLICAS_ENABLED</text:span> (uniquement en STANDARD_HA)</text:p>
          </table:table-cell>
        </table:table-row>
        <table:table-row>
          <table:table-cell table:style-name="Table1.A1" office:value-type="string">
            <text:p text:style-name="Table_20_Contents"><text:span text:style-name="Source_20_Text">replica_count</text:span></text:p>
          </table:table-cell>
          <table:table-cell table:style-name="Table1.A1" office:value-type="string">
            <text:p text:style-name="Table_20_Contents"><text:span text:style-name="Source_20_Text">number</text:span></text:p>
          </table:table-cell>
          <table:table-cell table:style-name="Table1.A1" office:value-type="string">
            <text:p text:style-name="Table_20_Contents"><text:span text:style-name="Source_20_Text">1</text:span></text:p>
          </table:table-cell>
          <table:table-cell table:style-name="Table1.A1" office:value-type="string">
            <text:p text:style-name="Table_20_Contents">Nombre de réplicas en lecture</text:p>
          </table:table-cell>
        </table:table-row>
        <table:table-row>
          <table:table-cell table:style-name="Table1.A1" office:value-type="string">
            <text:p text:style-name="Table_20_Contents"><text:span text:style-name="Source_20_Text">maintenance_day</text:span></text:p>
          </table:table-cell>
          <table:table-cell table:style-name="Table1.A1" office:value-type="string">
            <text:p text:style-name="Table_20_Contents"><text:span text:style-name="Source_20_Text">string | null</text:span></text:p>
          </table:table-cell>
          <table:table-cell table:style-name="Table1.A1" office:value-type="string">
            <text:p text:style-name="Table_20_Contents"><text:span text:style-name="Source_20_Text">null</text:span></text:p>
          </table:table-cell>
          <table:table-cell table:style-name="Table1.A1" office:value-type="string">
            <text:p text:style-name="Table_20_Contents">Jour de maintenance (ex: <text:span text:style-name="Source_20_Text">TUESDAY</text:span>)</text:p>
          </table:table-cell>
        </table:table-row>
        <table:table-row>
          <table:table-cell table:style-name="Table1.A1" office:value-type="string">
            <text:p text:style-name="Table_20_Contents"><text:span text:style-name="Source_20_Text">maintenance_start_hour</text:span></text:p>
          </table:table-cell>
          <table:table-cell table:style-name="Table1.A1" office:value-type="string">
            <text:p text:style-name="Table_20_Contents"><text:span text:style-name="Source_20_Text">number</text:span></text:p>
          </table:table-cell>
          <table:table-cell table:style-name="Table1.A1" office:value-type="string">
            <text:p text:style-name="Table_20_Contents"><text:span text:style-name="Source_20_Text">3</text:span></text:p>
          </table:table-cell>
          <table:table-cell table:style-name="Table1.A1" office:value-type="string">
            <text:p text:style-name="Table_20_Contents">Heure (0-23)</text:p>
          </table:table-cell>
        </table:table-row>
        <table:table-row>
          <table:table-cell table:style-name="Table1.A1" office:value-type="string">
            <text:p text:style-name="Table_20_Contents"><text:span text:style-name="Source_20_Text">maintenance_start_minute</text:span></text:p>
          </table:table-cell>
          <table:table-cell table:style-name="Table1.A1" office:value-type="string">
            <text:p text:style-name="Table_20_Contents"><text:span text:style-name="Source_20_Text">number</text:span></text:p>
          </table:table-cell>
          <table:table-cell table:style-name="Table1.A1" office:value-type="string">
            <text:p text:style-name="Table_20_Contents"><text:span text:style-name="Source_20_Text">0</text:span></text:p>
          </table:table-cell>
          <table:table-cell table:style-name="Table1.A1" office:value-type="string">
            <text:p text:style-name="Table_20_Contents">Minute (0-59)</text:p>
          </table:table-cell>
        </table:table-row>
        <table:table-row>
          <table:table-cell table:style-name="Table1.A1" office:value-type="string">
            <text:p text:style-name="Table_20_Contents"><text:span text:style-name="Source_20_Text">persistence_mode</text:span></text:p>
          </table:table-cell>
          <table:table-cell table:style-name="Table1.A1" office:value-type="string">
            <text:p text:style-name="Table_20_Contents"><text:span text:style-name="Source_20_Text">string</text:span></text:p>
          </table:table-cell>
          <table:table-cell table:style-name="Table1.A1" office:value-type="string">
            <text:p text:style-name="Table_20_Contents"><text:span text:style-name="Source_20_Text">"DISABLED"</text:span></text:p>
          </table:table-cell>
          <table:table-cell table:style-name="Table1.A1" office:value-type="string">
            <text:p text:style-name="Table_20_Contents"><text:span text:style-name="Source_20_Text">DISABLED</text:span> ou <text:span text:style-name="Source_20_Text">RDB</text:span></text:p>
          </table:table-cell>
        </table:table-row>
        <table:table-row>
          <table:table-cell table:style-name="Table1.A1" office:value-type="string">
            <text:p text:style-name="Table_20_Contents"><text:span text:style-name="Source_20_Text">rdb_snapshot_period</text:span></text:p>
          </table:table-cell>
          <table:table-cell table:style-name="Table1.A1" office:value-type="string">
            <text:p text:style-name="Table_20_Contents"><text:span text:style-name="Source_20_Text">string</text:span></text:p>
          </table:table-cell>
          <table:table-cell table:style-name="Table1.A1" office:value-type="string">
            <text:p text:style-name="Table_20_Contents"><text:span text:style-name="Source_20_Text">"SIX_HOURS"</text:span></text:p>
          </table:table-cell>
          <table:table-cell table:style-name="Table1.A1" office:value-type="string">
            <text:p text:style-name="Table_20_Contents"><text:span text:style-name="Source_20_Text">ONE_HOUR</text:span>, <text:span text:style-name="Source_20_Text">SIX_HOURS</text:span>, <text:span text:style-name="Source_20_Text">TWELVE_HOURS</text:span>, <text:span text:style-name="Source_20_Text">TWENTY_FOUR_HOURS</text:span>, <text:span text:style-name="Source_20_Text">MANUAL</text:span></text:p>
          </table:table-cell>
        </table:table-row>
        <table:table-row>
          <table:table-cell table:style-name="Table1.A1" office:value-type="string">
            <text:p text:style-name="Table_20_Contents"><text:span text:style-name="Source_20_Text">kms_key_name</text:span></text:p>
          </table:table-cell>
          <table:table-cell table:style-name="Table1.A1" office:value-type="string">
            <text:p text:style-name="Table_20_Contents"><text:span text:style-name="Source_20_Text">string | null</text:span></text:p>
          </table:table-cell>
          <table:table-cell table:style-name="Table1.A1" office:value-type="string">
            <text:p text:style-name="Table_20_Contents"><text:span text:style-name="Source_20_Text">null</text:span></text:p>
          </table:table-cell>
          <table:table-cell table:style-name="Table1.A1" office:value-type="string">
            <text:p text:style-name="Table_20_Contents">Nom complet de la clé KMS pour CMEK (sinon DEK Google-managed)</text:p>
          </table:table-cell>
        </table:table-row>
        <table:table-row>
          <table:table-cell table:style-name="Table1.A1" office:value-type="string">
            <text:p text:style-name="Table_20_Contents"><text:span text:style-name="Source_20_Text">create_firewal</text:span><text:soft-page-break/><text:span text:style-name="Source_20_Text">l</text:span></text:p>
          </table:table-cell>
          <table:table-cell table:style-name="Table1.A1" office:value-type="string">
            <text:p text:style-name="Table_20_Contents"><text:span text:style-name="Source_20_Text">bool</text:span></text:p>
          </table:table-cell>
          <table:table-cell table:style-name="Table1.A1" office:value-type="string">
            <text:p text:style-name="Table_20_Contents"><text:span text:style-name="Source_20_Text">false</text:span></text:p>
          </table:table-cell>
          <table:table-cell table:style-name="Table1.A1" office:value-type="string">
            <text:p text:style-name="Table_20_Contents">Créer une règle firewall interne <text:soft-page-break/>pour autoriser le port 6379</text:p>
          </table:table-cell>
        </table:table-row>
        <table:table-row>
          <table:table-cell table:style-name="Table1.A1" office:value-type="string">
            <text:p text:style-name="Table_20_Contents"><text:span text:style-name="Source_20_Text">firewall_name</text:span></text:p>
          </table:table-cell>
          <table:table-cell table:style-name="Table1.A1" office:value-type="string">
            <text:p text:style-name="Table_20_Contents"><text:span text:style-name="Source_20_Text">string</text:span></text:p>
          </table:table-cell>
          <table:table-cell table:style-name="Table1.A1" office:value-type="string">
            <text:p text:style-name="Table_20_Contents"><text:span text:style-name="Source_20_Text">"redis-firewall-rule"</text:span></text:p>
          </table:table-cell>
          <table:table-cell table:style-name="Table1.A1" office:value-type="string">
            <text:p text:style-name="Table_20_Contents">Nom de la règle firewall</text:p>
          </table:table-cell>
        </table:table-row>
        <table:table-row>
          <table:table-cell table:style-name="Table1.A1" office:value-type="string">
            <text:p text:style-name="Table_20_Contents"><text:span text:style-name="Source_20_Text">firewall_source_ranges</text:span></text:p>
          </table:table-cell>
          <table:table-cell table:style-name="Table1.A1" office:value-type="string">
            <text:p text:style-name="Table_20_Contents"><text:span text:style-name="Source_20_Text">list(string)</text:span></text:p>
          </table:table-cell>
          <table:table-cell table:style-name="Table1.A1" office:value-type="string">
            <text:p text:style-name="Table_20_Contents"><text:span text:style-name="Source_20_Text">["10.0.0.0/8"]</text:span></text:p>
          </table:table-cell>
          <table:table-cell table:style-name="Table1.A1" office:value-type="string">
            <text:p text:style-name="Table_20_Contents">Plages IP autorisées</text:p>
          </table:table-cell>
        </table:table-row>
      </table:table>
      <text:p text:style-name="Horizontal_20_Line"/>
      <text:h text:style-name="Heading_20_2" text:outline-level="2">6. Maintenance, Persistance, Sécurité et Encryption</text:h>
      <text:h text:style-name="Heading_20_3" text:outline-level="3">6.1. Maintenance Policy</text:h>
      <text:list xml:id="list2999426990" text:style-name="L7">
        <text:list-item>
          <text:p text:style-name="P16"><text:span text:style-name="Strong_20_Emphasis">Maintenance_day</text:span> : vous pouvez définir un jour de la semaine (ex: <text:span text:style-name="Source_20_Text">MONDAY</text:span>). </text:p>
        </text:list-item>
        <text:list-item>
          <text:p text:style-name="P16"><text:span text:style-name="Strong_20_Emphasis">maintenance_start_hour</text:span> / <text:span text:style-name="Strong_20_Emphasis">_minute</text:span> : contrôlent l’heure UTC de début de la maintenance. </text:p>
        </text:list-item>
        <text:list-item>
          <text:p text:style-name="P15">Si <text:span text:style-name="Source_20_Text">maintenance_day</text:span> est <text:span text:style-name="Source_20_Text">null</text:span>, aucune fenêtre de maintenance n’est créée (GCP choisira la sienne). </text:p>
        </text:list-item>
      </text:list>
      <text:h text:style-name="Heading_20_3" text:outline-level="3">6.2. Persistance (RDB Snapshots)</text:h>
      <text:list xml:id="list3519597023" text:style-name="L8">
        <text:list-item>
          <text:p text:style-name="P18"><text:span text:style-name="Strong_20_Emphasis">persistence_mode</text:span> = <text:span text:style-name="Source_20_Text">"DISABLED"</text:span> ou <text:span text:style-name="Source_20_Text">"RDB"</text:span>. </text:p>
        </text:list-item>
        <text:list-item>
          <text:p text:style-name="P18"><text:span text:style-name="Strong_20_Emphasis">rdb_snapshot_period</text:span> : cadence des snapshots (1h, 6h, 12h, etc.). </text:p>
        </text:list-item>
        <text:list-item>
          <text:p text:style-name="P17">GCP gère automatiquement les snapshots, qui sont stockés sur l’infrastructure Google. </text:p>
        </text:list-item>
      </text:list>
      <text:h text:style-name="Heading_20_3" text:outline-level="3">6.3. Sécurité / Encryption</text:h>
      <text:list xml:id="list2737574806" text:style-name="L9">
        <text:list-item>
          <text:p text:style-name="P19"><text:span text:style-name="Strong_20_Emphasis">Encryption in transit</text:span> :</text:p>
          <text:list>
            <text:list-item>
              <text:p text:style-name="P20"><text:span text:style-name="Source_20_Text">DISABLED</text:span> : pas de TLS. </text:p>
            </text:list-item>
            <text:list-item>
              <text:p text:style-name="P20"><text:span text:style-name="Source_20_Text">SERVER_AUTHENTICATION</text:span> : TLS activé, les clients doivent supporter TLS. </text:p>
            </text:list-item>
          </text:list>
        </text:list-item>
        <text:list-item>
          <text:p text:style-name="P19"><text:span text:style-name="Strong_20_Emphasis">Encryption at rest</text:span> :</text:p>
          <text:list>
            <text:list-item>
              <text:p text:style-name="P20"><text:span text:style-name="Strong_20_Emphasis">Par défaut</text:span> : Google Data Encryption Key (DEK), géré automatiquement par Google. </text:p>
            </text:list-item>
            <text:list-item>
              <text:p text:style-name="P19"><text:span text:style-name="Strong_20_Emphasis">CMEK</text:span> : via <text:span text:style-name="Source_20_Text">kms_key_name</text:span>. Dans ce cas, vous devez avoir les droits KMS appropriés et la localisation compatible avec l’instance. </text:p>
            </text:list-item>
          </text:list>
        </text:list-item>
      </text:list>
      <text:h text:style-name="Heading_20_3" text:outline-level="3">6.4. Firewall</text:h>
      <text:list xml:id="list3402034867" text:style-name="L10">
        <text:list-item>
          <text:p text:style-name="P22">Pour restreindre l’accès au port Redis (6379), vous pouvez créer une ressource <text:span text:style-name="Source_20_Text">google_compute_firewall</text:span>. </text:p>
        </text:list-item>
        <text:list-item>
          <text:p text:style-name="P22">Les IP sources autorisées doivent être dans <text:span text:style-name="Source_20_Text">firewall_source_ranges</text:span>. </text:p>
        </text:list-item>
        <text:list-item>
          <text:p text:style-name="P21">N’oubliez pas de lier la règle au même <text:span text:style-name="Source_20_Text">network</text:span> (VPC) que l’instance Redis. </text:p>
        </text:list-item>
      </text:list>
      <text:p text:style-name="Horizontal_20_Line"/>
      <text:h text:style-name="Heading_20_2" text:outline-level="2">7. Exemple d’Utilisation</text:h>
      <text:h text:style-name="Heading_20_3" text:outline-level="3">7.1. Structure des fichiers</text:h>
      <text:p text:style-name="Preformatted_20_Text"><text:span text:style-name="Source_20_Text">./</text:span></text:p>
      <text:p text:style-name="Preformatted_20_Text"><text:span text:style-name="Source_20_Text">├── main.tf</text:span></text:p>
      <text:p text:style-name="Preformatted_20_Text"><text:soft-page-break/><text:span text:style-name="Source_20_Text">├── variables.tf</text:span></text:p>
      <text:p text:style-name="Preformatted_20_Text"><text:span text:style-name="Source_20_Text">├── outputs.tf</text:span></text:p>
      <text:p text:style-name="P1"><text:span text:style-name="Source_20_Text">└── ...</text:span></text:p>
      <text:p text:style-name="Quotations">Ou vous placez ce module dans un dossier, par ex. <text:span text:style-name="Source_20_Text">modules/gcp-redis</text:span>, et vous l’appelez depuis votre configuration principale.</text:p>
      <text:h text:style-name="Heading_20_3" text:outline-level="3">7.2. Exemple de Configuration Terraform</text:h>
      <text:p text:style-name="Preformatted_20_Text"><text:span text:style-name="Source_20_Text">provider "google" {</text:span></text:p>
      <text:p text:style-name="Preformatted_20_Text"><text:span text:style-name="Source_20_Text"><text:s text:c="2"/>project = "my-gcp-project"</text:span></text:p>
      <text:p text:style-name="Preformatted_20_Text"><text:span text:style-name="Source_20_Text"><text:s text:c="2"/>region <text:s/>= "us-central1"</text:span></text:p>
      <text:p text:style-name="Preformatted_20_Text"><text:span text:style-name="Source_20_Text"><text:s text:c="2"/># credentials = file("keys/serviceaccount.json") <text:s/># si nécessaire</text:span></text:p>
      <text:p text:style-name="Preformatted_20_Text"><text:span text:style-name="Source_20_Text">}</text:span></text:p>
      <text:p text:style-name="Preformatted_20_Text"/>
      <text:p text:style-name="Preformatted_20_Text"><text:span text:style-name="Source_20_Text">module "redis_instance" {</text:span></text:p>
      <text:p text:style-name="Preformatted_20_Text"><text:span text:style-name="Source_20_Text"><text:s text:c="2"/>source = "./modules/gcp-redis" <text:s/># chemin vers votre module</text:span></text:p>
      <text:p text:style-name="Preformatted_20_Text"/>
      <text:p text:style-name="Preformatted_20_Text"><text:span text:style-name="Source_20_Text"><text:s text:c="2"/>project_id = "my-gcp-project"</text:span></text:p>
      <text:p text:style-name="Preformatted_20_Text"><text:span text:style-name="Source_20_Text"><text:s text:c="2"/>region <text:s text:c="4"/>= "us-central1"</text:span></text:p>
      <text:p text:style-name="Preformatted_20_Text"><text:span text:style-name="Source_20_Text"><text:s text:c="2"/>name <text:s text:c="6"/>= "my-redis-production"</text:span></text:p>
      <text:p text:style-name="Preformatted_20_Text"/>
      <text:p text:style-name="Preformatted_20_Text"><text:span text:style-name="Source_20_Text"><text:s text:c="2"/>tier <text:s text:c="11"/>= "STANDARD_HA"</text:span></text:p>
      <text:p text:style-name="Preformatted_20_Text"><text:span text:style-name="Source_20_Text"><text:s text:c="2"/>memory_size_gb <text:s/>= 2</text:span></text:p>
      <text:p text:style-name="Preformatted_20_Text"><text:span text:style-name="Source_20_Text"><text:s text:c="2"/>redis_version <text:s text:c="2"/>= "REDIS_6_X"</text:span></text:p>
      <text:p text:style-name="Preformatted_20_Text"><text:span text:style-name="Source_20_Text"><text:s text:c="2"/>auth_enabled <text:s text:c="3"/>= true</text:span></text:p>
      <text:p text:style-name="Preformatted_20_Text"/>
      <text:p text:style-name="Preformatted_20_Text"><text:span text:style-name="Source_20_Text"><text:s text:c="2"/>authorized_network = "projects/my-gcp-project/global/networks/my-vpc"</text:span></text:p>
      <text:p text:style-name="Preformatted_20_Text"><text:span text:style-name="Source_20_Text"><text:s text:c="2"/>connect_mode <text:s text:c="6"/>= "DIRECT_PEERING"</text:span></text:p>
      <text:p text:style-name="Preformatted_20_Text"><text:span text:style-name="Source_20_Text"><text:s text:c="2"/>transit_encryption_mode = "SERVER_AUTHENTICATION"</text:span></text:p>
      <text:p text:style-name="Preformatted_20_Text"/>
      <text:p text:style-name="Preformatted_20_Text"><text:span text:style-name="Source_20_Text"><text:s text:c="2"/>maintenance_day <text:s text:c="8"/>= "WEDNESDAY"</text:span></text:p>
      <text:p text:style-name="Preformatted_20_Text"><text:span text:style-name="Source_20_Text"><text:s text:c="2"/>maintenance_start_hour <text:s/>= 2</text:span></text:p>
      <text:p text:style-name="Preformatted_20_Text"><text:span text:style-name="Source_20_Text"><text:s text:c="2"/>maintenance_start_minute= 30</text:span></text:p>
      <text:p text:style-name="Preformatted_20_Text"/>
      <text:p text:style-name="Preformatted_20_Text"><text:span text:style-name="Source_20_Text"><text:s text:c="2"/>persistence_mode <text:s text:c="7"/>= "RDB"</text:span></text:p>
      <text:p text:style-name="Preformatted_20_Text"><text:span text:style-name="Source_20_Text"><text:s text:c="2"/>rdb_snapshot_period <text:s text:c="4"/>= "SIX_HOURS"</text:span></text:p>
      <text:p text:style-name="Preformatted_20_Text"/>
      <text:p text:style-name="Preformatted_20_Text"><text:span text:style-name="Source_20_Text"><text:s text:c="2"/># Exemple si vous ne voulez pas de firewall interne</text:span></text:p>
      <text:p text:style-name="Preformatted_20_Text"><text:span text:style-name="Source_20_Text"><text:s text:c="2"/># create_firewall = false</text:span></text:p>
      <text:p text:style-name="Preformatted_20_Text"/>
      <text:p text:style-name="Preformatted_20_Text"><text:span text:style-name="Source_20_Text"><text:s text:c="2"/># Si vous souhaitez un firewall dédié</text:span></text:p>
      <text:p text:style-name="Preformatted_20_Text"><text:span text:style-name="Source_20_Text"><text:s text:c="2"/>create_firewall <text:s text:c="7"/>= true</text:span></text:p>
      <text:p text:style-name="Preformatted_20_Text"><text:span text:style-name="Source_20_Text"><text:s text:c="2"/>firewall_name <text:s text:c="9"/>= "redis-6379"</text:span></text:p>
      <text:p text:style-name="Preformatted_20_Text"><text:span text:style-name="Source_20_Text"><text:s text:c="2"/>firewall_source_ranges = ["10.128.0.0/16"]</text:span></text:p>
      <text:p text:style-name="Preformatted_20_Text"/>
      <text:p text:style-name="Preformatted_20_Text"><text:span text:style-name="Source_20_Text"><text:s text:c="2"/># CMEK (facultatif) : Définir la clé</text:span></text:p>
      <text:p text:style-name="Preformatted_20_Text"><text:span text:style-name="Source_20_Text"><text:s text:c="2"/># kms_key_name = "projects/my-gcp-project/locations/us/keyRings/my-ring/cryptoKeys/my-redis-key"</text:span></text:p>
      <text:p text:style-name="Preformatted_20_Text"/>
      <text:p text:style-name="Preformatted_20_Text"><text:span text:style-name="Source_20_Text"><text:s text:c="2"/>redis_configs = {</text:span></text:p>
      <text:p text:style-name="Preformatted_20_Text"><text:span text:style-name="Source_20_Text"><text:s text:c="4"/>"maxmemory-policy" = "allkeys-lru"</text:span></text:p>
      <text:p text:style-name="Preformatted_20_Text"><text:span text:style-name="Source_20_Text"><text:s text:c="2"/>}</text:span></text:p>
      <text:p text:style-name="Preformatted_20_Text"><text:span text:style-name="Source_20_Text">}</text:span></text:p>
      <text:p text:style-name="Preformatted_20_Text"/>
      <text:p text:style-name="Preformatted_20_Text"><text:span text:style-name="Source_20_Text">output "redis_host" {</text:span></text:p>
      <text:p text:style-name="Preformatted_20_Text"><text:span text:style-name="Source_20_Text"><text:s text:c="2"/>value = module.redis_instance.redis_host</text:span></text:p>
      <text:p text:style-name="P1"><text:span text:style-name="Source_20_Text">}</text:span></text:p>
      <text:p text:style-name="Text_20_body"><text:span text:style-name="Strong_20_Emphasis">Commandes</text:span> :</text:p>
      <text:p text:style-name="Preformatted_20_Text"><text:span text:style-name="Source_20_Text">terraform init</text:span></text:p>
      <text:p text:style-name="Preformatted_20_Text"><text:soft-page-break/><text:span text:style-name="Source_20_Text">terraform plan</text:span></text:p>
      <text:p text:style-name="P1"><text:span text:style-name="Source_20_Text">terraform apply</text:span></text:p>
      <text:p text:style-name="Text_20_body">Terraform créera alors l’instance Redis et, si configuré, la règle firewall interne.</text:p>
      <text:p text:style-name="Horizontal_20_Line"/>
      <text:h text:style-name="Heading_20_2" text:outline-level="2">8. Bonnes Pratiques et Recommandations</text:h>
      <text:list xml:id="list2524605896" text:style-name="L11">
        <text:list-item>
          <text:p text:style-name="P23"><text:span text:style-name="Strong_20_Emphasis">Gestion des Credentials</text:span> :</text:p>
          <text:list>
            <text:list-item>
              <text:p text:style-name="P24">N’incluez jamais vos credentials (fichiers JSON) dans un dépôt public. </text:p>
            </text:list-item>
            <text:list-item>
              <text:p text:style-name="P24">Privilégiez un backend remote sécurisé pour stocker le fichier <text:span text:style-name="Source_20_Text">terraform.tfstate</text:span>. </text:p>
            </text:list-item>
          </text:list>
        </text:list-item>
        <text:list-item>
          <text:p text:style-name="P23"><text:span text:style-name="Strong_20_Emphasis">Contrôle de version</text:span> :</text:p>
          <text:list>
            <text:list-item>
              <text:p text:style-name="P24">Fixez la version du Provider Google dans <text:span text:style-name="Source_20_Text">required_providers</text:span>. </text:p>
            </text:list-item>
            <text:list-item>
              <text:p text:style-name="P24">Tenez à jour Terraform et vérifiez régulièrement les changements de la doc GCP. </text:p>
            </text:list-item>
          </text:list>
        </text:list-item>
        <text:list-item>
          <text:p text:style-name="P23"><text:span text:style-name="Strong_20_Emphasis">Haute Disponibilité</text:span> :</text:p>
          <text:list>
            <text:list-item>
              <text:p text:style-name="P24">Préférez STANDARD_HA en production (résilience accrue). </text:p>
            </text:list-item>
            <text:list-item>
              <text:p text:style-name="P24">Vérifiez que la région choisie supporte la haute disponibilité. </text:p>
            </text:list-item>
          </text:list>
        </text:list-item>
        <text:list-item>
          <text:p text:style-name="P23"><text:span text:style-name="Strong_20_Emphasis">Maintenance Window</text:span> :</text:p>
          <text:list>
            <text:list-item>
              <text:p text:style-name="P24">Ajustez la fenêtre de maintenance pour éviter les heures critiques de production. </text:p>
            </text:list-item>
            <text:list-item>
              <text:p text:style-name="P24">Surveillez les notifications Google en cas de MAJ. </text:p>
            </text:list-item>
          </text:list>
        </text:list-item>
        <text:list-item>
          <text:p text:style-name="P23"><text:span text:style-name="Strong_20_Emphasis">Persistance</text:span> :</text:p>
          <text:list>
            <text:list-item>
              <text:p text:style-name="P24">Définissez <text:span text:style-name="Source_20_Text">RDB</text:span> si vous avez besoin de garder des backups de vos données. </text:p>
            </text:list-item>
            <text:list-item>
              <text:p text:style-name="P24">Sachez que <text:span text:style-name="Source_20_Text">rdb_snapshot_period</text:span> ne permet pas de choisir <text:span text:style-name="Emphasis">exactement</text:span> l’heure de snapshot (c’est géré en interne par GCP). </text:p>
            </text:list-item>
          </text:list>
        </text:list-item>
        <text:list-item>
          <text:p text:style-name="P23"><text:span text:style-name="Strong_20_Emphasis">CMEK</text:span> :</text:p>
          <text:list>
            <text:list-item>
              <text:p text:style-name="P24">Assurez-vous d’avoir configuré les rôles KMS nécessaires. </text:p>
            </text:list-item>
            <text:list-item>
              <text:p text:style-name="P24">La gestion du cycle de vie de la clé (rotation, révocation) vous incombe. </text:p>
            </text:list-item>
          </text:list>
        </text:list-item>
        <text:list-item>
          <text:p text:style-name="P23"><text:span text:style-name="Strong_20_Emphasis">Séparation des environnements</text:span> :</text:p>
          <text:list>
            <text:list-item>
              <text:p text:style-name="P24">Utilisez des workspaces Terraform (prod, staging, dev) ou des projets GCP distincts. </text:p>
            </text:list-item>
            <text:list-item>
              <text:p text:style-name="P23">Évitez de mélanger plusieurs environnements dans le même état. </text:p>
            </text:list-item>
          </text:list>
        </text:list-item>
      </text:list>
      <text:p text:style-name="Horizontal_20_Line"/>
      <text:h text:style-name="Heading_20_2" text:outline-level="2">9. Dépannage (Troubleshooting)</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Problème</text:p>
            </table:table-cell>
            <table:table-cell table:style-name="Table2.A1" office:value-type="string">
              <text:p text:style-name="Table_20_Heading">Cause Possible</text:p>
            </table:table-cell>
            <table:table-cell table:style-name="Table2.A1" office:value-type="string">
              <text:p text:style-name="Table_20_Heading">Solution</text:p>
            </table:table-cell>
          </table:table-row>
        </table:table-header-rows>
        <table:table-row>
          <table:table-cell table:style-name="Table2.A1" office:value-type="string">
            <text:p text:style-name="Table_20_Contents"><text:span text:style-name="Source_20_Text">unsupported argument rdb_snapshot_interval</text:span></text:p>
          </table:table-cell>
          <table:table-cell table:style-name="Table2.A1" office:value-type="string">
            <text:p text:style-name="Table_20_Contents">Ce champ n’existe plus ou n’a jamais été supporté en tant que paramètre modifiable.</text:p>
          </table:table-cell>
          <table:table-cell table:style-name="Table2.A1" office:value-type="string">
            <text:p text:style-name="Table_20_Contents">Supprimer <text:span text:style-name="Source_20_Text">rdb_snapshot_interval</text:span> ou utiliser <text:span text:style-name="Source_20_Text">rdb_snapshot_period</text:span>.</text:p>
          </table:table-cell>
        </table:table-row>
        <table:table-row>
          <table:table-cell table:style-name="Table2.A1" office:value-type="string">
            <text:p text:style-name="Table_20_Contents"><text:span text:style-name="Source_20_Text">unsupported block </text:span><text:soft-page-break/><text:span text:style-name="Source_20_Text">"customer_managed_key"</text:span></text:p>
          </table:table-cell>
          <table:table-cell table:style-name="Table2.A1" office:value-type="string">
            <text:p text:style-name="Table_20_Contents">La version du provider Google n’est pas à jour ou la fonctionnalité est en bêta.</text:p>
          </table:table-cell>
          <table:table-cell table:style-name="Table2.A1" office:value-type="string">
            <text:p text:style-name="Table_20_Contents">Mettre à jour le provider ou utiliser <text:soft-page-break/><text:span text:style-name="Source_20_Text">google-beta</text:span>.</text:p>
          </table:table-cell>
        </table:table-row>
        <table:table-row>
          <table:table-cell table:style-name="Table2.A1" office:value-type="string">
            <text:p text:style-name="Table_20_Contents">Impossible de définir <text:span text:style-name="Source_20_Text">start_time = "03:00"</text:span></text:p>
          </table:table-cell>
          <table:table-cell table:style-name="Table2.A1" office:value-type="string">
            <text:p text:style-name="Table_20_Contents">La maintenance policy nécessite un bloc <text:span text:style-name="Source_20_Text">start_time { hours, minutes }</text:span>.</text:p>
          </table:table-cell>
          <table:table-cell table:style-name="Table2.A1" office:value-type="string">
            <text:p text:style-name="Table_20_Contents">Utiliser les variables <text:span text:style-name="Source_20_Text">maintenance_start_hour</text:span> et <text:span text:style-name="Source_20_Text">maintenance_start_minute</text:span>.</text:p>
          </table:table-cell>
        </table:table-row>
        <table:table-row>
          <table:table-cell table:style-name="Table2.A1" office:value-type="string">
            <text:p text:style-name="Table_20_Contents">Erreur <text:span text:style-name="Source_20_Text">illegal rdb_snapshot_start_time</text:span></text:p>
          </table:table-cell>
          <table:table-cell table:style-name="Table2.A1" office:value-type="string">
            <text:p text:style-name="Table_20_Contents">GCP considère souvent ce champ comme ReadOnly (ou nécessite format RFC3339).</text:p>
          </table:table-cell>
          <table:table-cell table:style-name="Table2.A1" office:value-type="string">
            <text:p text:style-name="Table_20_Contents">Retirer <text:span text:style-name="Source_20_Text">rdb_snapshot_start_time</text:span> et se fier au scheduling interne.</text:p>
          </table:table-cell>
        </table:table-row>
        <table:table-row>
          <table:table-cell table:style-name="Table2.A1" office:value-type="string">
            <text:p text:style-name="Table_20_Contents">Accès au port Redis impossible</text:p>
          </table:table-cell>
          <table:table-cell table:style-name="Table2.A1" office:value-type="string">
            <text:p text:style-name="Table_20_Contents">Pas de firewall configuré ou source_ranges incorrectes.</text:p>
          </table:table-cell>
          <table:table-cell table:style-name="Table2.A1" office:value-type="string">
            <text:p text:style-name="Table_20_Contents">Vérifier <text:span text:style-name="Source_20_Text">create_firewall</text:span>, <text:span text:style-name="Source_20_Text">firewall_source_ranges</text:span> et le VPC.</text:p>
          </table:table-cell>
        </table:table-row>
        <table:table-row>
          <table:table-cell table:style-name="Table2.A1" office:value-type="string">
            <text:p text:style-name="Table_20_Contents">Erreur d’autorisation KMS pour CMEK</text:p>
          </table:table-cell>
          <table:table-cell table:style-name="Table2.A1" office:value-type="string">
            <text:p text:style-name="Table_20_Contents">Le SA Cloud Memorystore n’a pas le rôle <text:span text:style-name="Source_20_Text">cloudkms.cryptoKeyEncrypterDecrypter</text:span>.</text:p>
          </table:table-cell>
          <table:table-cell table:style-name="Table2.A1" office:value-type="string">
            <text:p text:style-name="Table_20_Contents">Accorder les rôles nécessaires via <text:span text:style-name="Source_20_Text">gcloud</text:span> ou la console.</text:p>
          </table:table-cell>
        </table:table-row>
      </table:table>
      <text:p text:style-name="Horizontal_20_Line"/>
      <text:h text:style-name="Heading_20_2" text:outline-level="2">10. Références</text:h>
      <text:list xml:id="list2936187955" text:style-name="L12">
        <text:list-item>
          <text:p text:style-name="P25"><text:span text:style-name="Strong_20_Emphasis">Terraform Google Provider</text:span> :<text:line-break/><text:a xlink:type="simple" xlink:href="https://registry.terraform.io/providers/hashicorp/google/latest/docs" text:style-name="Internet_20_link" text:visited-style-name="Visited_20_Internet_20_Link">https://registry.terraform.io/providers/hashicorp/google/latest/docs</text:a></text:p>
        </text:list-item>
        <text:list-item>
          <text:p text:style-name="P25"><text:span text:style-name="Strong_20_Emphasis">Resource </text:span><text:span text:style-name="Strong_20_Emphasis"><text:span text:style-name="Source_20_Text">google_redis_instance</text:span></text:span> :<text:line-break/><text:a xlink:type="simple" xlink:href="https://registry.terraform.io/providers/hashicorp/google/latest/docs/resources/redis_instance" text:style-name="Internet_20_link" text:visited-style-name="Visited_20_Internet_20_Link">https://registry.terraform.io/providers/hashicorp/google/latest/docs/resources/redis_instance</text:a></text:p>
        </text:list-item>
        <text:list-item>
          <text:p text:style-name="P25"><text:span text:style-name="Strong_20_Emphasis">Cloud Memorystore for Redis Documentation</text:span> :<text:line-break/><text:a xlink:type="simple" xlink:href="https://cloud.google.com/memorystore/docs/redis" text:style-name="Internet_20_link" text:visited-style-name="Visited_20_Internet_20_Link">https://cloud.google.com/memorystore/docs/redis</text:a></text:p>
        </text:list-item>
        <text:list-item>
          <text:p text:style-name="P25"><text:span text:style-name="Strong_20_Emphasis">Gestion KMS (CMEK)</text:span> :<text:line-break/><text:a xlink:type="simple" xlink:href="https://cloud.google.com/kms/docs" text:style-name="Internet_20_link" text:visited-style-name="Visited_20_Internet_20_Link">https://cloud.google.com/kms/docs</text:a></text:p>
        </text:list-item>
        <text:list-item>
          <text:p text:style-name="P25"><text:span text:style-name="Strong_20_Emphasis">Google Compute Firewall</text:span> :<text:line-break/><text:a xlink:type="simple" xlink:href="https://registry.terraform.io/providers/hashicorp/google/latest/docs/resources/compute_firewall" text:style-name="Internet_20_link" text:visited-style-name="Visited_20_Internet_20_Link">https://registry.terraform.io/providers/hashicorp/google/latest/docs/resources/compute_firewall</text:a></text:p>
        </text:list-item>
      </text:list>
      <text:p text:style-name="Horizontal_20_Line"/>
      <text:h text:style-name="Heading_20_3" text:outline-level="3">Conclusion</text:h>
      <text:p text:style-name="Text_20_body">Ce module Terraform propose un <text:span text:style-name="Strong_20_Emphasis">déploiement automatisé</text:span> et <text:span text:style-name="Strong_20_Emphasis">sécurisé</text:span> de Redis (Cloud Memorystore) sur GCP. Il inclut la configuration réseau, la politique de maintenance, la persistance des données, et la possibilité d’utiliser une clé KMS gérée par l’utilisateur pour le chiffrement au repos.<text:line-break/><text:soft-page-break/>En suivant les bonnes pratiques décrites, vous assurerez une gestion efficace de votre infrastructure Redis, tout en profitant de la <text:span text:style-name="Strong_20_Emphasis">fiabilité</text:span> et de la <text:span text:style-name="Strong_20_Emphasis">scalabilité</text:span> de la plateforme Google Cloud.</text:p>
      <text:p text:style-name="P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30T14:15:17.010355823</meta:creation-date>
    <dc:date>2025-01-30T14:17:00.583309313</dc:date>
    <meta:editing-duration>PT1M44S</meta:editing-duration>
    <meta:editing-cycles>1</meta:editing-cycles>
    <meta:document-statistic meta:table-count="2" meta:image-count="0" meta:object-count="0" meta:page-count="9" meta:paragraph-count="302" meta:word-count="1713" meta:character-count="12449" meta:non-whitespace-character-count="10935"/>
    <meta:generator>LibreOffice/7.3.7.2$Linux_X86_64 LibreOffice_project/30$Build-2</meta:generator>
  </office:meta>
</office:document-meta>
</file>